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d02" officeooo:paragraph-rsid="00195d02"/>
    </style:style>
    <style:style style:name="P2" style:family="paragraph" style:parent-style-name="Standard">
      <style:text-properties fo:font-weight="bold" officeooo:rsid="00320746" officeooo:paragraph-rsid="00320746" style:font-weight-asian="bold" style:font-weight-complex="bold"/>
    </style:style>
    <style:style style:name="P3" style:family="paragraph" style:parent-style-name="Standard">
      <style:text-properties fo:font-weight="bold" officeooo:rsid="00355d28" officeooo:paragraph-rsid="00355d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95d02" officeooo:paragraph-rsid="00195d02" style:font-weight-asian="bold" style:font-weight-complex="bold"/>
    </style:style>
    <style:style style:name="P5" style:family="paragraph" style:parent-style-name="Standard">
      <style:text-properties officeooo:rsid="001a5ebe" officeooo:paragraph-rsid="001a5ebe"/>
    </style:style>
    <style:style style:name="P6" style:family="paragraph" style:parent-style-name="Standard">
      <style:text-properties officeooo:rsid="001a5ebe" officeooo:paragraph-rsid="0020f863"/>
    </style:style>
    <style:style style:name="P7" style:family="paragraph" style:parent-style-name="Standard">
      <style:text-properties officeooo:rsid="001eb6ae" officeooo:paragraph-rsid="001eb6ae"/>
    </style:style>
    <style:style style:name="P8" style:family="paragraph" style:parent-style-name="Standard">
      <style:text-properties officeooo:rsid="001eb6ae" officeooo:paragraph-rsid="002cdef6"/>
    </style:style>
    <style:style style:name="P9" style:family="paragraph" style:parent-style-name="Standard">
      <style:text-properties officeooo:rsid="001eb6ae" officeooo:paragraph-rsid="002f0a76"/>
    </style:style>
    <style:style style:name="P10" style:family="paragraph" style:parent-style-name="Standard">
      <style:text-properties officeooo:rsid="0020f863" officeooo:paragraph-rsid="0020f863"/>
    </style:style>
    <style:style style:name="P11" style:family="paragraph" style:parent-style-name="Standard">
      <style:text-properties officeooo:rsid="0024906a" officeooo:paragraph-rsid="0024906a"/>
    </style:style>
    <style:style style:name="P12" style:family="paragraph" style:parent-style-name="Standard">
      <style:text-properties officeooo:rsid="00268a5d" officeooo:paragraph-rsid="00268a5d"/>
    </style:style>
    <style:style style:name="P13" style:family="paragraph" style:parent-style-name="Standard">
      <style:text-properties officeooo:rsid="00278c82" officeooo:paragraph-rsid="00278c82"/>
    </style:style>
    <style:style style:name="P14" style:family="paragraph" style:parent-style-name="Standard">
      <style:text-properties officeooo:rsid="00300ed0" officeooo:paragraph-rsid="00300ed0"/>
    </style:style>
    <style:style style:name="P15" style:family="paragraph" style:parent-style-name="Standard">
      <style:text-properties officeooo:rsid="00320746" officeooo:paragraph-rsid="00320746"/>
    </style:style>
    <style:style style:name="P16" style:family="paragraph" style:parent-style-name="Standard">
      <style:text-properties officeooo:rsid="00355d28" officeooo:paragraph-rsid="00355d28"/>
    </style:style>
    <style:style style:name="T1" style:family="text">
      <style:text-properties officeooo:rsid="001c2e8e"/>
    </style:style>
    <style:style style:name="T2" style:family="text">
      <style:text-properties officeooo:rsid="001cc73a"/>
    </style:style>
    <style:style style:name="T3" style:family="text">
      <style:text-properties officeooo:rsid="001d88ee"/>
    </style:style>
    <style:style style:name="T4" style:family="text">
      <style:text-properties officeooo:rsid="001db907"/>
    </style:style>
    <style:style style:name="T5" style:family="text">
      <style:text-properties officeooo:rsid="0020f863"/>
    </style:style>
    <style:style style:name="T6" style:family="text">
      <style:text-properties officeooo:rsid="0022659b"/>
    </style:style>
    <style:style style:name="T7" style:family="text">
      <style:text-properties officeooo:rsid="00268a5d"/>
    </style:style>
    <style:style style:name="T8" style:family="text">
      <style:text-properties officeooo:rsid="00278c82"/>
    </style:style>
    <style:style style:name="T9" style:family="text">
      <style:text-properties officeooo:rsid="002798f6"/>
    </style:style>
    <style:style style:name="T10" style:family="text">
      <style:text-properties officeooo:rsid="002da3df"/>
    </style:style>
    <style:style style:name="T11" style:family="text">
      <style:text-properties officeooo:rsid="002f0a76"/>
    </style:style>
    <style:style style:name="T12" style:family="text">
      <style:text-properties officeooo:rsid="00334ffd"/>
    </style:style>
    <style:style style:name="T13" style:family="text">
      <style:text-properties officeooo:rsid="0036e4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o prático do editor de código VSCode</text:p>
      <text:p text:style-name="P1"/>
      <text:p text:style-name="P1"/>
      <text:p text:style-name="P1">- Criar um arquivo novo com Ctrl+N</text:p>
      <text:p text:style-name="P1">- Mudar o tipo do arquivo para HTML: clique abaixo na barra de status, onde tem Plain Text e digite HTML e tecle Enter</text:p>
      <text:p text:style-name="P1"/>
      <text:p text:style-name="P1">Agora vamos criar algum código HTML usando as facilidades do VSCode.</text:p>
      <text:p text:style-name="P1"/>
      <text:p text:style-name="P5">1) Digite "!" e tecle Enter para criar um esqueleto de arquivo HTML já com bons recursos</text:p>
      <text:p text:style-name="P5"/>
      <text:p text:style-name="P5">2) Clique no elemento body, entre as tags de abertura e fechamento</text:p>
      <text:p text:style-name="P5"/>
      <text:p text:style-name="P5">3) Vamos criar um formulário com 4 campos, um do tipo text, um e-mail, um tel e um submit, assim:</text:p>
      <text:p text:style-name="P5">- Digite "form:post" e tecle Enter. Ainda com o cursor em action digite para o action cadastro.php</text:p>
      <text:p text:style-name="P5">- Clique em &gt;<text:span text:style-name="T1">AQUI</text:span>&lt;/form&gt; <text:span text:style-name="T1">e tecle Enter</text:span></text:p>
      <text:p text:style-name="P5">- <text:span text:style-name="T2">Agora, entre as tags de abertura e fechamento do form, digite:</text:span></text:p>
      <text:p text:style-name="P5"><text:tab/>- <text:span text:style-name="T9">label e Enter (Nome)</text:span></text:p>
      <text:p text:style-name="P5"><text:tab/>- <text:span text:style-name="T2">input:text e tecle Enter e deixe assim:</text:span></text:p>
      <text:p text:style-name="P5"><text:tab/>Nome: &lt;input type="text" name="nome" id="nome"&gt;<text:span text:style-name="T4">&lt;br&gt;</text:span></text:p>
      <text:p text:style-name="P5"/>
      <text:p text:style-name="P5"><text:tab/>- <text:span text:style-name="T3">input:email e tecle Enter e deixe assim:</text:span></text:p>
      <text:p text:style-name="P5"><text:tab/>E-mail &lt;input type="email" name="email" id="email"&gt;&lt;br&gt;</text:p>
      <text:p text:style-name="P5"/>
      <text:p text:style-name="P5"><text:tab/>- <text:span text:style-name="T4">input:tel e tecle Enter e deixe assim:</text:span></text:p>
      <text:p text:style-name="P5"><text:tab/>Telefone &lt;input type="tel" name="telefone" id="telefone"&gt;&lt;br&gt;</text:p>
      <text:p text:style-name="P5"/>
      <text:p text:style-name="P5"><text:tab/>- <text:span text:style-name="T4">input:submit e tecle Enter e deixe assim:</text:span></text:p>
      <text:p text:style-name="P5"><text:tab/>&lt;input type="submit" value="Enviar"&gt;</text:p>
      <text:p text:style-name="P5"/>
      <text:p text:style-name="P7">Finalmente seu código deve ficar assim:</text:p>
      <text:p text:style-name="P7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name="viewport" content="width=device-width, initial-scale=1.0"&gt;</text:p>
      <text:p text:style-name="P7"><text:s text:c="4"/>&lt;meta http-equiv="X-UA-Compatible" content="ie=edge"&gt;</text:p>
      <text:p text:style-name="P7"><text:s text:c="4"/>&lt;title&gt;Document&lt;/title&gt;</text:p>
      <text:p text:style-name="P7">&lt;/head&gt;</text:p>
      <text:p text:style-name="P7">&lt;body&gt;</text:p>
      <text:p text:style-name="P8"><text:s text:c="4"/>&lt;form action="cadastro.php" method="post"&gt;</text:p>
      <text:p text:style-name="P8"><text:s text:c="8"/>&lt;label for="nome"&gt;Nome&lt;/label&gt;</text:p>
      <text:p text:style-name="P8"><text:s text:c="8"/>&lt;input type="text" name="nome" id="nome"&gt;&lt;br&gt;</text:p>
      <text:p text:style-name="P8"><text:s text:c="8"/>&lt;label for="email"&gt;E-mail&lt;/label&gt;</text:p>
      <text:p text:style-name="P8"><text:s text:c="8"/>&lt;input type="email" name="email" id="email"&gt;&lt;br&gt;</text:p>
      <text:p text:style-name="P8"><text:s text:c="8"/>&lt;label for="telefone"&gt;Telefone&lt;/label&gt;</text:p>
      <text:p text:style-name="P8"><text:s text:c="8"/>&lt;input type="tel" name="telefone" id="telefone"&gt;&lt;br&gt;</text:p>
      <text:p text:style-name="P8"><text:s text:c="8"/>&lt;select name="estado" id=""&gt;</text:p>
      <text:p text:style-name="P9"><text:s text:c="12"/>&lt;option value="sp"&gt;São Paulo&lt;/option&gt;</text:p>
      <text:p text:style-name="P8"><text:s text:c="12"/>&lt;option value="ce" <text:span text:style-name="T11">selected</text:span>&gt;Ceará&lt;/option&gt;</text:p>
      <text:p text:style-name="P8"><text:soft-page-break/><text:s text:c="12"/>&lt;option value="rj"&gt;Rio de Janeiro&lt;/option&gt;</text:p>
      <text:p text:style-name="P8"><text:s text:c="12"/>&lt;option value="ma"&gt;Maranhão&lt;/option&gt;</text:p>
      <text:p text:style-name="P8"><text:s text:c="8"/>&lt;/select&gt;</text:p>
      <text:p text:style-name="P8"><text:s text:c="8"/>&lt;input type="submit" value="Enviar"&gt;</text:p>
      <text:p text:style-name="P8"><text:s text:c="4"/>&lt;/form&gt;</text:p>
      <text:p text:style-name="P8">&lt;/body&gt;</text:p>
      <text:p text:style-name="P7">&lt;/html&gt;</text:p>
      <text:p text:style-name="P7"/>
      <text:p text:style-name="P7">- <text:span text:style-name="T5">Agora salve e visualize no navegador.</text:span></text:p>
      <text:p text:style-name="P7"/>
      <text:p text:style-name="P10">4) Agora vamos criar outro arquivo novo usando Ctrl+N</text:p>
      <text:p text:style-name="P10">- Mude para HTML como fez anteriormente</text:p>
      <text:p text:style-name="P10">- Criar a estrutura básica em HTML teclando:</text:p>
      <text:p text:style-name="P10">! e Enter</text:p>
      <text:p text:style-name="P10"/>
      <text:p text:style-name="P6">- <text:span text:style-name="T5">Clique no elemento body para nele criar algum código</text:span></text:p>
      <text:p text:style-name="P6">- <text:span text:style-name="T5">Digite "table" e tecle Enter</text:span></text:p>
      <text:p text:style-name="P6">- <text:span text:style-name="T5">Tecle enter para deixar a tag de abertura em cima e a de fechamento em baixo</text:span></text:p>
      <text:p text:style-name="P6">- <text:span text:style-name="T6">Digite "tr" e tecle Enter</text:span></text:p>
      <text:p text:style-name="P6">- <text:span text:style-name="T6">Digite "td" e tecle Enter e deixe a sua linha assim:</text:span></text:p>
      <text:p text:style-name="P6">&lt;tr&gt;&lt;td&gt;Linha 1, Coluna 1&lt;/td&gt;&lt;td&gt;Linha 1, Coluna 2&lt;/td&gt;&lt;td&gt;Linha 1, Coluna 3&lt;/td&gt;&lt;/tr&gt;</text:p>
      <text:p text:style-name="P6"/>
      <text:p text:style-name="P6">- <text:span text:style-name="T6">Crie uma segunda linha também com 3 colunas, para que finalmente fique assim:</text:span></text:p>
      <text:p text:style-name="P6"><text:s text:c="4"/>&lt;table <text:span text:style-name="T10">border="1"</text:span>&gt;</text:p>
      <text:p text:style-name="P6"><text:s text:c="8"/>&lt;tr&gt;&lt;td&gt;Linha 1, Coluna 1&lt;/td&gt;&lt;td&gt;Linha 1, Coluna 2&lt;/td&gt;&lt;td&gt;Linha 1, Coluna 3&lt;/td&gt;&lt;/tr&gt;</text:p>
      <text:p text:style-name="P6"><text:s text:c="8"/>&lt;tr&gt;&lt;td&gt;Linha 2, Coluna 1&lt;/td&gt;&lt;td&gt;Linha 2, Coluna 2&lt;/td&gt;&lt;td&gt;Linha 2, Coluna 3&lt;/td&gt;&lt;/tr&gt;</text:p>
      <text:p text:style-name="P6"><text:s text:c="8"/>&lt;tr&gt;&lt;td&gt;Linha 3, Coluna 1&lt;/td&gt;&lt;td&gt;Linha 3, Coluna 2&lt;/td&gt;&lt;td&gt;Linha 3, Coluna 3&lt;/td&gt;&lt;/tr&gt;</text:p>
      <text:p text:style-name="P6"><text:s text:c="8"/>&lt;tr&gt;&lt;td&gt;Linha 4, Coluna 1&lt;/td&gt;&lt;td&gt;Linha 4, Coluna 2&lt;/td&gt;&lt;td&gt;Linha 4, Coluna 3&lt;/td&gt;&lt;/tr&gt;</text:p>
      <text:p text:style-name="P6"><text:s text:c="4"/>&lt;/table&gt;</text:p>
      <text:p text:style-name="P6"/>
      <text:p text:style-name="P11">5) Agora vamos criar alguns links:</text:p>
      <text:p text:style-name="P11"/>
      <text:p text:style-name="P11">- <text:span text:style-name="T7">Comece selecionando uma linha livre dentro do elemento head</text:span></text:p>
      <text:p text:style-name="P11">- Digite "link:css" e tecle Enter</text:p>
      <text:p text:style-name="P11">- Digite "link:favicon" e tecle Enter</text:p>
      <text:p text:style-name="P11">- <text:span text:style-name="T7">Digite "script:src" e tecle Enter. As três linhas ficarão assim:</text:span></text:p>
      <text:p text:style-name="P11"/>
      <text:p text:style-name="P11"><text:s text:c="4"/>&lt;link rel="stylesheet" href="style.css"&gt;</text:p>
      <text:p text:style-name="P11"><text:s text:c="4"/>&lt;link rel="shortcut icon" href="favicon.ico" type="image/x-icon"&gt;</text:p>
      <text:p text:style-name="P11"><text:s text:c="4"/>&lt;script src="<text:span text:style-name="T7">script.js</text:span>"&gt;&lt;/script&gt;</text:p>
      <text:p text:style-name="P12">&lt;/head&gt;</text:p>
      <text:p text:style-name="P12"/>
      <text:p text:style-name="P13">6) Inserir alguns elementos semânticos:</text:p>
      <text:p text:style-name="P13"/>
      <text:p text:style-name="P13">- <text:span text:style-name="T13">Digite "c" e Enter para iniciar um comentário</text:span></text:p>
      <text:p text:style-name="P13">- Abra uma linha em branco no body</text:p>
      <text:p text:style-name="P13">- Digite "mn" e tecle Enter. Depois tecle Enter novamente</text:p>
      <text:p text:style-name="P13">- Digite "sect" e tecle Enter. Depois enter novamente</text:p>
      <text:p text:style-name="P13">- Digite "nav" e tecle Enter. Depois Enter novamente</text:p>
      <text:p text:style-name="Text_20_body"><text:span text:style-name="T8">- Digite "ul&gt;li*5&gt;p" e tecle Enter</text:span></text:p>
      <text:p text:style-name="Standard">O código deve ficar assim:</text:p>
      <text:p text:style-name="Standard"><text:s text:c="4"/>&lt;main&gt;</text:p>
      <text:p text:style-name="Standard"><text:soft-page-break/><text:s text:c="8"/>&lt;header&gt;</text:p>
      <text:p text:style-name="Standard"><text:s text:c="12"/>&lt;h1&gt;Título Principal da Página&lt;/h1&gt;</text:p>
      <text:p text:style-name="Standard"><text:s text:c="8"/>&lt;/header&gt;</text:p>
      <text:p text:style-name="Standard"><text:s text:c="8"/>&lt;section&gt;</text:p>
      <text:p text:style-name="Standard"><text:s text:c="12"/>&lt;nav&gt;</text:p>
      <text:p text:style-name="Standard"><text:tab/><text:tab/>&lt;!-- Menu --&gt;</text:p>
      <text:p text:style-name="Standard"><text:s text:c="16"/>&lt;ul&gt;</text:p>
      <text:p text:style-name="Standard"><text:s text:c="20"/>&lt;li&gt;</text:p>
      <text:p text:style-name="Standard"><text:s text:c="24"/>&lt;p&gt;Item 1&lt;/p&gt;</text:p>
      <text:p text:style-name="Standard"><text:s text:c="20"/>&lt;/li&gt;</text:p>
      <text:p text:style-name="Standard"><text:s text:c="20"/>&lt;li&gt;</text:p>
      <text:p text:style-name="Standard"><text:s text:c="24"/>&lt;p&gt;Item 2&lt;/p&gt;</text:p>
      <text:p text:style-name="Standard"><text:s text:c="20"/>&lt;/li&gt;</text:p>
      <text:p text:style-name="Standard"><text:s text:c="20"/>&lt;li&gt;</text:p>
      <text:p text:style-name="Standard"><text:s text:c="24"/>&lt;p&gt;Item 3&lt;/p&gt;</text:p>
      <text:p text:style-name="Standard"><text:s text:c="20"/>&lt;/li&gt;</text:p>
      <text:p text:style-name="Standard"><text:s text:c="20"/>&lt;li&gt;</text:p>
      <text:p text:style-name="Standard"><text:s text:c="24"/>&lt;p&gt;Item 4&lt;/p&gt;</text:p>
      <text:p text:style-name="Standard"><text:s text:c="20"/>&lt;/li&gt;</text:p>
      <text:p text:style-name="Standard"><text:s text:c="20"/>&lt;li&gt;</text:p>
      <text:p text:style-name="Standard"><text:s text:c="24"/>&lt;p&gt;Item 5&lt;/p&gt;</text:p>
      <text:p text:style-name="Standard"><text:s text:c="20"/>&lt;/li&gt;</text:p>
      <text:p text:style-name="Standard"><text:s text:c="16"/>&lt;/ul&gt;</text:p>
      <text:p text:style-name="Standard"><text:s text:c="12"/>&lt;/nav&gt;</text:p>
      <text:p text:style-name="Standard"><text:s text:c="8"/>&lt;/section&gt;</text:p>
      <text:p text:style-name="Standard"><text:s text:c="8"/>&lt;section&gt;</text:p>
      <text:p text:style-name="Standard"><text:s text:c="12"/>&lt;p&gt;</text:p>
      <text:p text:style-name="Standard">O que é Lorem Ipsum?</text:p>
      <text:p text:style-name="Standard">Lorem Ipsum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 Se popularizou na década de 60, quando a Letraset lançou decalques contendo passagens de Lorem Ipsum, e mais recentemente quando passou a ser integrado a softwares de editoração eletrônica como Aldus PageMaker.</text:p>
      <text:p text:style-name="Standard"><text:s text:c="12"/>&lt;/p&gt;</text:p>
      <text:p text:style-name="Standard"><text:s text:c="8"/>&lt;/section&gt;</text:p>
      <text:p text:style-name="Standard"><text:s text:c="8"/>&lt;footer&gt;</text:p>
      <text:p text:style-name="Standard"><text:s text:c="12"/>&lt;p&gt;2019 - Nome da empresa/programador.&lt;/p&gt;</text:p>
      <text:p text:style-name="Standard"><text:s text:c="8"/>&lt;/footer&gt;</text:p>
      <text:p text:style-name="Standard"><text:s text:c="4"/>&lt;/main&gt;</text:p>
      <text:p text:style-name="P14">&lt;/body&gt;</text:p>
      <text:p text:style-name="P14">&lt;/html&gt;</text:p>
      <text:p text:style-name="P14"/>
      <text:p text:style-name="P2">Referência</text:p>
      <text:p text:style-name="P15"><text:span text:style-name="T12">Muito mais neste ó</text:span>timo tutorial sobre estes recursos no VSCode, que são oferecidos pela extensão Emmet, que já vem instalada e habilitada por padrão:</text:p>
      <text:p text:style-name="P15"><text:a xlink:type="simple" xlink:href="https://flaviocopes.com/emmet/" text:style-name="Internet_20_link" text:visited-style-name="Visited_20_Internet_20_Link">https://flaviocopes.com/emmet/</text:a></text:p>
      <text:p text:style-name="P15"/>
      <text:p text:style-name="Standard"/>
      <text:p text:style-name="P3">Extensões</text:p>
      <text:p text:style-name="P16">Existem algumas extensões que podemos instalar para tornar ainda mais produtivo o VS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7:08:01.664325140</meta:creation-date>
    <dc:date>2019-04-30T08:31:32.666627466</dc:date>
    <meta:editing-duration>PT1H13M5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3" meta:paragraph-count="124" meta:word-count="707" meta:character-count="5515" meta:non-whitespace-character-count="4230"/>
  </office:meta>
</office:document-meta>
</file>